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python solution to the coding challenge from Insight Data Engineering Program.</text:p>
      <text:p text:style-name="Standard">Challenge Summary </text:p>
      <text:p text:style-name="Text_20_body">The challenge is to calculate the average degree of a vertex in a Twitter hashtag graph for the last 60 seconds, and update this each time a new tweet appears. Thus, calculating the average degree over a 60-second sliding window. The Twitter hashtag graph is a graph connecting all the hashtags that have been mentioned together in a single tweet. <text:span text:style-name="T2">M</text:span><text:span text:style-name="Strong_20_Emphasis"><text:span text:style-name="T2">ore details are available in the official repository:</text:span></text:span><text:span text:style-name="T2"> </text:span><text:a xlink:type="simple" xlink:href="https://github.com/InsightDataScience/coding-challenge">https://github.com/InsightDataScience/coding-challenge</text:a>.</text:p>
      <text:p text:style-name="Text_20_body">Solution summary</text:p>
      <text:p text:style-name="Text_20_body">The graph is represented by two python dictionaries: dictionary of hashtags and dictionary of edges. Hashtags are end-points of edges. The edge dictionary stores edges as a min-heap to efficiently evict tweets that are older than a new tweet by more than 60 secs. Comments made to the code give more details of the solution.</text:p>
      <text:p text:style-name="Text_20_body">Solution has been tested using tweets.txt (10,000 tweets provided in the data-gen folder), and using <text:s/>additional tweets downloaded via Twitter API. It can process a minute of tweets in less than a minute.</text:p>
      <text:p text:style-name="Text_20_body">To run the solution on a Linux/UNIX system, simply execute the run.sh scrip from the top-level directory.</text:p>
      <text:p text:style-name="Text_20_body">Dependencies </text:p>
      <text:list xml:id="list403260091" text:style-name="L1">
        <text:list-item>
          <text:p text:style-name="P2">Python 2.7.3</text:p>
        </text:list-item>
        <text:list-item>
          <text:p text:style-name="P1">priority_dictionary.py (originally obtained from: <text:a xlink:type="simple" xlink:href="https://gist.github.com/matteodellamico/4451520">https://gist.github.com/matteodellamico/4451520</text:a>). This module is slightly modified to make it work for this challenge and is included with this submission. </text:p>
          <text:p text:style-name="P1"><text:s/>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roid Sans Mono" style:font-name-asian="Droid Sans Fallback1" style:font-name-complex="Lohit Hindi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ok </meta:initial-creator>
    <meta:creation-date>2016-03-30T11:37:38</meta:creation-date>
    <dc:date>2016-04-04T19:40:10</dc:date>
    <dc:creator>Henok </dc:creator>
    <meta:editing-duration>PT9M24S</meta:editing-duration>
    <meta:editing-cycles>1</meta:editing-cycles>
    <meta:document-statistic meta:table-count="0" meta:image-count="0" meta:object-count="0" meta:page-count="1" meta:paragraph-count="11" meta:word-count="219" meta:character-count="1440" meta:non-whitespace-character-count="1229"/>
    <meta:generator>LibreOffice/3.5$Linux_X86_64 LibreOffice_project/350m1$Build-2</meta:generator>
  </office:meta>
</office:document-meta>
</file>